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text-underline-style="solid" style:text-underline-type="double" style:text-underline-width="auto" style:text-underline-color="font-color" style:language-asian="ja" style:country-asian="JP"/>
    </style:style>
    <style:style style:name="P4" style:family="paragraph" style:parent-style-name="Standard">
      <style:text-properties officeooo:rsid="002be2ff"/>
    </style:style>
    <style:style style:name="P5" style:family="paragraph" style:parent-style-name="Standard">
      <style:text-properties officeooo:rsid="002be2ff" officeooo:paragraph-rsid="002be2ff"/>
    </style:style>
    <style:style style:name="P6" style:family="paragraph" style:parent-style-name="Standard">
      <style:text-properties officeooo:rsid="0039cb08" officeooo:paragraph-rsid="0039cb08"/>
    </style:style>
    <style:style style:name="P7" style:family="paragraph" style:parent-style-name="Standard">
      <style:text-properties officeooo:rsid="0039cb08" officeooo:paragraph-rsid="003b131c"/>
    </style:style>
    <style:style style:name="P8" style:family="paragraph" style:parent-style-name="Standard">
      <style:paragraph-properties fo:break-before="page"/>
    </style:style>
    <style:style style:name="P9" style:family="paragraph" style:parent-style-name="関数について">
      <style:paragraph-properties fo:break-before="page"/>
    </style:style>
    <style:style style:name="P10" style:family="paragraph" style:parent-style-name="関数について">
      <style:text-properties officeooo:paragraph-rsid="002fa271"/>
    </style:style>
    <style:style style:name="P11" style:family="paragraph" style:parent-style-name="関数について">
      <style:text-properties officeooo:paragraph-rsid="002be2ff"/>
    </style:style>
    <style:style style:name="P12" style:family="paragraph" style:parent-style-name="関数について">
      <style:text-properties officeooo:rsid="002be2ff"/>
    </style:style>
    <style:style style:name="P13" style:family="paragraph" style:parent-style-name="関数について">
      <style:text-properties officeooo:rsid="002be2ff" officeooo:paragraph-rsid="002be2ff"/>
    </style:style>
    <style:style style:name="P14" style:family="paragraph" style:parent-style-name="関数について">
      <style:text-properties officeooo:paragraph-rsid="003652ab"/>
    </style:style>
    <style:style style:name="P15" style:family="paragraph" style:parent-style-name="関数について">
      <style:text-properties officeooo:rsid="003652ab" officeooo:paragraph-rsid="003652ab"/>
    </style:style>
    <style:style style:name="P16" style:family="paragraph" style:parent-style-name="関数について">
      <style:text-properties officeooo:paragraph-rsid="00377579"/>
    </style:style>
    <style:style style:name="P17" style:family="paragraph" style:parent-style-name="関数について" style:master-page-name="">
      <style:paragraph-properties fo:margin-left="1.101cm" fo:margin-right="0cm" fo:text-indent="-1.101cm" style:auto-text-indent="false" style:page-number="auto" fo:padding="0.049cm" fo:border-left="none" fo:border-right="none" fo:border-top="none" fo:border-bottom="0.06pt solid #000000" style:shadow="none"/>
      <style:text-properties officeooo:paragraph-rsid="002dc958"/>
    </style:style>
    <style:style style:name="P18" style:family="paragraph" style:parent-style-name="表紙見出し">
      <style:text-properties officeooo:paragraph-rsid="003b131c"/>
    </style:style>
    <style:style style:name="P19" style:family="paragraph" style:parent-style-name="表紙見出し">
      <style:text-properties officeooo:paragraph-rsid="003b131c" style:language-asian="ja" style:country-asian="JP"/>
    </style:style>
    <style:style style:name="P20" style:family="paragraph" style:parent-style-name="表紙タイトル">
      <style:text-properties officeooo:paragraph-rsid="003b131c"/>
    </style:style>
    <style:style style:name="P21" style:family="paragraph" style:parent-style-name="仕様書">
      <style:text-properties officeooo:paragraph-rsid="004213f9"/>
    </style:style>
    <style:style style:name="P22" style:family="paragraph" style:parent-style-name="Standard">
      <style:text-properties officeooo:paragraph-rsid="004225a0"/>
    </style:style>
    <style:style style:name="P23" style:family="paragraph" style:parent-style-name="Standard">
      <style:text-properties style:language-asian="ja" style:country-asian="JP"/>
    </style:style>
    <style:style style:name="P24" style:family="paragraph" style:parent-style-name="Standard">
      <style:text-properties officeooo:paragraph-rsid="0043142a" style:language-asian="ja" style:country-asian="JP"/>
    </style:style>
    <style:style style:name="P25" style:family="paragraph" style:parent-style-name="Standard">
      <style:text-properties officeooo:paragraph-rsid="002be2ff"/>
    </style:style>
    <style:style style:name="P26" style:family="paragraph" style:parent-style-name="Standard">
      <style:text-properties officeooo:paragraph-rsid="0043142a"/>
    </style:style>
    <style:style style:name="P27" style:family="paragraph" style:parent-style-name="Standard">
      <style:text-properties officeooo:rsid="00352895" officeooo:paragraph-rsid="003b131c"/>
    </style:style>
    <style:style style:name="P28" style:family="paragraph" style:parent-style-name="Standard">
      <style:text-properties officeooo:paragraph-rsid="003b131c"/>
    </style:style>
    <style:style style:name="P29" style:family="paragraph" style:parent-style-name="Standard">
      <style:paragraph-properties fo:break-before="page"/>
    </style:style>
    <style:style style:name="P30" style:family="paragraph" style:parent-style-name="Standard">
      <style:paragraph-properties fo:break-before="page"/>
      <style:text-properties style:language-asian="ja" style:country-asian="JP"/>
    </style:style>
    <style:style style:name="P31" style:family="paragraph" style:parent-style-name="Standard">
      <style:paragraph-properties fo:break-before="page"/>
      <style:text-properties officeooo:rsid="00352895" officeooo:paragraph-rsid="003b131c"/>
    </style:style>
    <style:style style:name="P32" style:family="paragraph" style:parent-style-name="関数について" style:master-page-name="Standard">
      <style:paragraph-properties style:page-number="1" fo:break-before="page">
        <style:tab-stops/>
      </style:paragraph-properties>
    </style:style>
    <style:style style:name="P33" style:family="paragraph" style:parent-style-name="関数について">
      <style:paragraph-properties fo:break-before="page"/>
    </style:style>
    <style:style style:name="P34" style:family="paragraph" style:parent-style-name="関数について">
      <style:paragraph-properties fo:break-before="page"/>
      <style:text-properties officeooo:paragraph-rsid="002be2ff"/>
    </style:style>
    <style:style style:name="P35" style:family="paragraph" style:parent-style-name="関数について">
      <style:text-properties officeooo:paragraph-rsid="0043142a"/>
    </style:style>
    <style:style style:name="P36" style:family="paragraph" style:parent-style-name="関数について">
      <style:text-properties officeooo:rsid="0043142a" officeooo:paragraph-rsid="0043142a"/>
    </style:style>
    <style:style style:name="P37" style:family="paragraph" style:parent-style-name="表紙見出し" style:master-page-name="First_20_Page">
      <style:paragraph-properties fo:text-align="start" style:justify-single-word="false" style:page-number="1"/>
    </style:style>
    <style:style style:name="T1" style:family="text">
      <style:text-properties style:language-asian="ja" style:country-asian="JP"/>
    </style:style>
    <style:style style:name="T2" style:family="text">
      <style:text-properties officeooo:rsid="002be2ff" style:language-asian="ja" style:country-asian="JP"/>
    </style:style>
    <style:style style:name="T3" style:family="text">
      <style:text-properties officeooo:rsid="002be2ff"/>
    </style:style>
    <style:style style:name="T4" style:family="text">
      <style:text-properties officeooo:rsid="002dc958"/>
    </style:style>
    <style:style style:name="T5" style:family="text">
      <style:text-properties officeooo:rsid="002fa271"/>
    </style:style>
    <style:style style:name="T6" style:family="text">
      <style:text-properties officeooo:rsid="0030b52c"/>
    </style:style>
    <style:style style:name="T7" style:family="text">
      <style:text-properties officeooo:rsid="003652ab"/>
    </style:style>
    <style:style style:name="T8" style:family="text">
      <style:text-properties officeooo:rsid="00377579"/>
    </style:style>
    <style:style style:name="T9" style:family="text">
      <style:text-properties officeooo:rsid="003b131c"/>
    </style:style>
    <style:style style:name="T10" style:family="text">
      <style:text-properties officeooo:rsid="00352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表紙見出し"/>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0">ボルグシステム</text:p>
      <text:p text:style-name="P20">関数仕様書</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
      <text:p text:style-name="P18"/>
      <text:p text:style-name="P19">株式会社デジタルデザインシンク</text:p>
      <text:p text:style-name="P32">1.</text:p>
      <text:p text:style-name="関数について">関数名:createObjRule(objRule, hasObjRuleFigs, ondblClickRowEvents)</text:p>
      <text:p text:style-name="関数について">引数 <text:s/>:Map objRule:画面ごとの表の設定を格納した連想配列。</text:p>
      <text:p text:style-name="項目2行目"><text:tab/>:Array hasObjRuleFigs:objRuleを作る画面名のリストの配列。</text:p>
      <text:p text:style-name="項目2行目"><text:tab/>:Map ondblClickRowEvents:画面ごとのレコードをダブルクリックしたときのイベントを格納する連想配列。</text:p>
      <text:p text:style-name="関数について">戻り値:なし</text:p>
      <text:p text:style-name="関数について">概要 <text:s/>:各画面のリストの設定を作る。</text:p>
      <text:p text:style-name="Standard"/>
      <text:p text:style-name="関数について">2.</text:p>
      <text:p text:style-name="関数について">関数名:labelMax2Resize(width)</text:p>
      <text:p text:style-name="関数について">引数 <text:s/>:int width:対象となるテキストボックスの枠の幅</text:p>
      <text:p text:style-name="関数について">戻り値:なし</text:p>
      <text:p text:style-name="関数について">概要 <text:s/>:ラベルの最大幅が2グリッドの画面の1ブロック2個のテキストボックスの枠のレイアウトの動的変更を行う。</text:p>
      <text:p text:style-name="Standard"><text:tab/></text:p>
      <text:p text:style-name="関数について">3.</text:p>
      <text:p text:style-name="関数について">関数名:labelMax6Resize(width)</text:p>
      <text:p text:style-name="関数について">引数 <text:s/>:int width:対象となるテキストボックスの枠の幅</text:p>
      <text:p text:style-name="関数について">戻り値:なし</text:p>
      <text:p text:style-name="関数について">概要 <text:s/>:ラベルの最大幅が6グリッドの画面の1ブロック2個のテキストボックスの枠のレイアウトの動的変更を行う。</text:p>
      <text:p text:style-name="Standard"><text:tab/><text:tab/></text:p>
      <text:p text:style-name="関数について">4.<text:tab/><text:tab/></text:p>
      <text:p text:style-name="関数について">関数名:billButtonsResize()</text:p>
      <text:p text:style-name="関数について">引数 <text:s/>:なし</text:p>
      <text:p text:style-name="関数について">戻り値:なし</text:p>
      <text:p text:style-name="関数について">概要 <text:s/>:伝票ボタンを囲む枠を画面幅に合わせてリサイズする。</text:p>
      <text:p text:style-name="Standard"/>
      <text:p text:style-name="関数について">5.</text:p>
      <text:p text:style-name="関数について">関数名:setContentHeight()</text:p>
      <text:p text:style-name="関数について">引数 <text:s/>:なし</text:p>
      <text:p text:style-name="関数について">戻り値:なし</text:p>
      <text:p text:style-name="関数について">概要 <text:s/>:画面の高さを取得してコンテンツの高さにする</text:p>
      <text:p text:style-name="Standard"/>
      <text:p text:style-name="P8"/>
      <text:p text:style-name="Standard">6.</text:p>
      <text:p text:style-name="関数について">関数名:setButtonSize()</text:p>
      <text:p text:style-name="関数について">引数 <text:s/>:なし</text:p>
      <text:p text:style-name="関数について">戻り値:なし</text:p>
      <text:p text:style-name="関数について">概要 <text:s/>:ボタンの大きさを修正する</text:p>
      <text:p text:style-name="Standard"/>
      <text:p text:style-name="関数について">7.</text:p>
      <text:p text:style-name="関数について">関数名:changeNormalFontSize(selectors, newFont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関数について">戻り値:なし</text:p>
      <text:p text:style-name="関数について">概要 <text:s/>:フォントの大きさを変える関数をコールする。</text:p>
      <text:p text:style-name="Standard"><text:tab/></text:p>
      <text:p text:style-name="関数について">8.</text:p>
      <text:p text:style-name="関数について">関数名:changeFixFontSize(selectors, newFontSize, fix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項目2行目">:int fixSize:サイズの補正値。</text:p>
      <text:p text:style-name="項目2行目">戻り値:なし</text:p>
      <text:p text:style-name="関数について">概要 <text:s/>:フォントの大きさを変える関数をコールする。</text:p>
      <text:p text:style-name="P2"/>
      <text:p text:style-name="P2">9.</text:p>
      <text:p text:style-name="関数について">関数名:changeFontSize()</text:p>
      <text:p text:style-name="関数について">引数 <text:s/>:なし</text:p>
      <text:p text:style-name="関数について">戻り値:なし</text:p>
      <text:p text:style-name="関数について">概要 <text:s/>:動的にフォントの大きさを変える</text:p>
      <text:p text:style-name="P2"/>
      <text:p text:style-name="P2">10.</text:p>
      <text:p text:style-name="関数について">関数名:dropdownResize()</text:p>
      <text:p text:style-name="関数について">引数　:なし</text:p>
      <text:p text:style-name="関数について">戻り値:なし</text:p>
      <text:p text:style-name="関数について">概要 <text:s/>:ドロップダウンチェックリストのレスポンシブ対応関数</text:p>
      <text:p text:style-name="P2"/>
      <text:p text:style-name="P9">11.</text:p>
      <text:p text:style-name="関数について">関数名:itemResize()</text:p>
      <text:p text:style-name="関数について">引数　:なし</text:p>
      <text:p text:style-name="関数について">戻り値:なし</text:p>
      <text:p text:style-name="関数について">概要 <text:s/>:画面のリサイズに合わせて画面のアイテムのレイアウトを動的に変更する関数をコールするイベントを登録</text:p>
      <text:p text:style-name="関数について"><text:tab/>する。</text:p>
      <text:p text:style-name="P2"/>
      <text:p text:style-name="P2">12.</text:p>
      <text:p text:style-name="関数について">関数名:isListChanged(isChange, figName)</text:p>
      <text:p text:style-name="関数について">引数 <text:s/>:int isChange:リストに変更があったかどうかの状態を保存する数値。</text:p>
      <text:p text:style-name="項目2行目">:String figName:フラグの数値を格納する連想配列のキーであり、画面名。</text:p>
      <text:p text:style-name="関数について">戻り値:int:判定結果の0か1を返す。</text:p>
      <text:p text:style-name="関数について">概要 <text:s/>:リストが変更された状態であるかをbooleanの値で返す</text:p>
      <text:p text:style-name="Standard"/>
      <text:p text:style-name="関数について">13.</text:p>
      <text:p text:style-name="関数について">関数名:filterGridItems(table, rowid, <text:s/>targetType)</text:p>
      <text:p text:style-name="関数について">引数　:Element table: 処理対象のテーブル名。</text:p>
      <text:p text:style-name="項目2行目">:String rowid:処理対象の行番号。</text:p>
      <text:p text:style-name="項目2行目">:String targetType:処理対象の種類。product等</text:p>
      <text:p text:style-name="関数について">戻り値:なし</text:p>
      <text:p text:style-name="関数について">概要 <text:s/>:リストの中の商品名を種別で絞る</text:p>
      <text:p text:style-name="Standard"/>
      <text:p text:style-name="Standard">14.</text:p>
      <text:p text:style-name="Standard">関数名:sortProductsInList(cellname, table rowid)</text:p>
      <text:p text:style-name="関数について">引数　:String cellname:セルの名前。</text:p>
      <text:p text:style-name="項目2行目">:Element table: 処理対象のテーブル名。</text:p>
      <text:p text:style-name="項目2行目">:String rowid:処理対象の行番号。</text:p>
      <text:p text:style-name="関数について">戻り値:なし</text:p>
      <text:p text:style-name="関数について">概要 <text:s/>:リストの中の商品名を種別で絞る</text:p>
      <text:p text:style-name="Standard"/>
      <text:p text:style-name="Standard"/>
      <text:p text:style-name="P9">15.</text:p>
      <text:p text:style-name="関数について">関数名:disappearPage<text:span text:style-name="T6">()</text:span></text:p>
      <text:p text:style-name="関数について">引数　:なし</text:p>
      <text:p text:style-name="関数について">戻り値:なし</text:p>
      <text:p text:style-name="関数について">概要 <text:s/>:今表示しているページを消す</text:p>
      <text:p text:style-name="P21"/>
      <text:p text:style-name="P21">16.</text:p>
      <text:p text:style-name="関数について">関数名: getFileName(file_url)</text:p>
      <text:p text:style-name="関数について">引数　: String: file_url:</text:p>
      <text:p text:style-name="関数について">戻り値: String:</text:p>
      <text:p text:style-name="関数について">概要 <text:s/>: URLから現在のページ名(aaa/~.htmlの~の部分)を取得する。</text:p>
      <text:p text:style-name="Standard"><text:tab/></text:p>
      <text:p text:style-name="関数について">17.</text:p>
      <text:p text:style-name="関数について">関数名: setCalendar<text:span text:style-name="T6">()</text:span></text:p>
      <text:p text:style-name="関数について">引数　: なし</text:p>
      <text:p text:style-name="関数について">戻り値: なし</text:p>
      <text:p text:style-name="関数について">概要 <text:s/>: 日付をカレンダーで選択できるようにする</text:p>
      <text:p text:style-name="Standard"><text:tab/></text:p>
      <text:p text:style-name="Standard">18.</text:p>
      <text:p text:style-name="関数について">関数名: wrapPulldown()</text:p>
      <text:p text:style-name="関数について">引数　: なし</text:p>
      <text:p text:style-name="関数について">戻り値: なし</text:p>
      <text:p text:style-name="関数について">概要 <text:s/>: プルダウンメニューを作成する</text:p>
      <text:p text:style-name="Standard"/>
      <text:p text:style-name="Standard">19.</text:p>
      <text:p text:style-name="P10">関数名:fillterPulldown(pulldownType, categoryName, openingList)</text:p>
      <text:p text:style-name="関数について">引数　: String pulldownType:プルダウンメニューのタイプ。製品ならproductとなる。</text:p>
      <text:p text:style-name="項目2行目">:String categoryName: 絞り込む種別名。</text:p>
      <text:p text:style-name="項目2行目">:<text:span text:style-name="T5">int</text:span> openingList:開くプルダウンメニューの連番。</text:p>
      <text:p text:style-name="関数について">戻り値: なし</text:p>
      <text:p text:style-name="関数について">概要 <text:s/>: 種別に対応したプルダウンメニューの項目を絞り込む</text:p>
      <text:p text:style-name="P2"><text:tab/></text:p>
      <text:p text:style-name="関数について"><text:soft-page-break/>20.</text:p>
      <text:p text:style-name="関数について">関数名:filterPulldownItem(pulldownItem, categoryName)</text:p>
      <text:p text:style-name="関数について">引数　:Element pulldownItem:プルダウンメニューの要素。</text:p>
      <text:p text:style-name="項目2行目">:String categoryName: 絞り込む種別名。</text:p>
      <text:p text:style-name="項目2行目">戻り値: なし</text:p>
      <text:p text:style-name="関数について">概要 <text:s/>: カテゴリー名で絞り込んだ名前を配列に格納して返す。</text:p>
      <text:p text:style-name="P2"/>
      <text:p text:style-name="関数について">21.</text:p>
      <text:p text:style-name="関数について">関数名:showItem(showTarget, contentName, filltered)</text:p>
      <text:p text:style-name="関数について">引数　:String showTarget:表示するかどうかをチェックする要素。</text:p>
      <text:p text:style-name="項目2行目">:Array filltered:フィルタリングする名前の配列。</text:p>
      <text:p text:style-name="関数について">戻り値: なし</text:p>
      <text:p text:style-name="関数について">概要 <text:s/>:リストに存在する項目を表示する。</text:p>
      <text:p text:style-name="P2"><text:tab/></text:p>
      <text:p text:style-name="関数について">22.</text:p>
      <text:p text:style-name="関数について">関数名:filteringItemCategory(pulldownItem, category)</text:p>
      <text:p text:style-name="関数について">引数　:Element pulldownItem:プルダウンメニューの項目。</text:p>
      <text:p text:style-name="項目2行目">:String カテゴリー名。</text:p>
      <text:p text:style-name="関数について">戻り値:Array:絞られた製品名のリストの配列。</text:p>
      <text:p text:style-name="関数について">概要 <text:s/>:プルダウンメニューの製品をカテゴリーで絞り込む。</text:p>
      <text:p text:style-name="P2"><text:tab/></text:p>
      <text:p text:style-name="関数について">23.</text:p>
      <text:p text:style-name="関数について">関数名:checkProductCategory()</text:p>
      <text:p text:style-name="関数について">引数　:なし</text:p>
      <text:p text:style-name="関数について">戻り値: なし</text:p>
      <text:p text:style-name="関数について">概要 <text:s/>: 製品種別のテキストボックスの値が変わったら製品名をチェックし、種別が違ったら製品名をクリアする</text:p>
      <text:p text:style-name="関数について"><text:tab/>イベントを登録する。</text:p>
      <text:p text:style-name="Standard"/>
      <text:p text:style-name="Standard"/>
      <text:p text:style-name="P8">24.</text:p>
      <text:p text:style-name="関数について">関数名:filterPulldownOnOpen()</text:p>
      <text:p text:style-name="関数について">引数　　:なし</text:p>
      <text:p text:style-name="関数について">戻り値　: なし</text:p>
      <text:p text:style-name="関数について">概要 <text:s/>　: 製品名のプルダウンメニューが開いたときのイベント登録の関数。種別から製品名を絞り込む。</text:p>
      <text:p text:style-name="関数について">作成者　:T.Masuda</text:p>
      <text:p text:style-name="P2"/>
      <text:p text:style-name="P2">25.</text:p>
      <text:p text:style-name="P11">関数名:loadList()</text:p>
      <text:p text:style-name="関数について">引数　: なし</text:p>
      <text:p text:style-name="関数について">戻り値: なし</text:p>
      <text:p text:style-name="関数について">概要 <text:s/>: リストを呼び出す</text:p>
      <text:p text:style-name="P2"/>
      <text:p text:style-name="Standard">26.</text:p>
      <text:p text:style-name="関数について">関数名:drowChartAfterLoad()</text:p>
      <text:p text:style-name="関数について">引数　: なし</text:p>
      <text:p text:style-name="関数について">戻り値: なし</text:p>
      <text:p text:style-name="関数について">概要 <text:s/>: Ajax通信が終わった後にfig名を取得してグラフを書き出す関数をコールするイベントを登録する。</text:p>
      <text:p text:style-name="関数について"/>
      <text:p text:style-name="P2"/>
      <text:p text:style-name="P2">27.</text:p>
      <text:p text:style-name="関数について">関数名: addCSSRule(selector, css)</text:p>
      <text:p text:style-name="関数について">引数　 : String selector:処理対象の要素のセレクタ。</text:p>
      <text:p text:style-name="項目2行目">: String css:追加するスタイル。</text:p>
      <text:p text:style-name="関数について">戻り値 : なし</text:p>
      <text:p text:style-name="関数について">概要 <text:s text:c="2"/>: 引数に取ったセレクターにCSSのスタイルを設定する</text:p>
      <text:p text:style-name="Standard"/>
      <text:p text:style-name="P12">28.</text:p>
      <text:p text:style-name="関数について">関数名 <text:s/>:writePage(html)</text:p>
      <text:p text:style-name="関数について">引数　 <text:s/>: String html:Ajax通信で取得した画面のHTMLデータ。</text:p>
      <text:p text:style-name="関数について">戻り値 <text:s/>: なし</text:p>
      <text:p text:style-name="関数について">概要 <text:s text:c="3"/>: 新たな画面を書き出す。</text:p>
      <text:p text:style-name="関数について">作成者 <text:s/>: T.Masuda</text:p>
      <text:p text:style-name="Standard"/>
      <text:p text:style-name="P5"><text:soft-page-break/>29.</text:p>
      <text:p text:style-name="関数について">関数名:afterCallPage()</text:p>
      <text:p text:style-name="関数について">引数　:なし</text:p>
      <text:p text:style-name="関数について">戻り値:なし</text:p>
      <text:p text:style-name="関数について">概要 <text:s/>:callPage後の処理を行う。</text:p>
      <text:p text:style-name="関数について">作成者:T.Masuda</text:p>
      <text:p text:style-name="Standard"/>
      <text:p text:style-name="Standard"><text:span text:style-name="T3">30.</text:span><text:tab/></text:p>
      <text:p text:style-name="関数について">関数名:afterCallPageSetContent()</text:p>
      <text:p text:style-name="関数について">引数　:なし</text:p>
      <text:p text:style-name="関数について">戻り値:なし</text:p>
      <text:p text:style-name="関数について">概要 <text:s/>:callPage後、設置されたタグに対応するコンテンツを生成する。</text:p>
      <text:p text:style-name="関数について">作成者:T.Masuda</text:p>
      <text:p text:style-name="Standard"/>
      <text:p text:style-name="P25"><text:span text:style-name="T3">31.</text:span></text:p>
      <text:p text:style-name="関数について">関数名:afterCallPageEachPages(contentUrl)</text:p>
      <text:p text:style-name="関数について">引数　:String contentUrl:コンテンツ名。</text:p>
      <text:p text:style-name="関数について">戻り値:なし</text:p>
      <text:p text:style-name="関数について">概要 <text:s/>:callPage後に各コンテンツ毎の処理を行う。</text:p>
      <text:p text:style-name="関数について">作成者:T.Masuda</text:p>
      <text:p text:style-name="Standard"/>
      <text:p text:style-name="Standard"><text:span text:style-name="T3">32.</text:span><text:tab/></text:p>
      <text:p text:style-name="関数について">関数名:afterCallPageLayoutFix()</text:p>
      <text:p text:style-name="関数について">引数　:なし</text:p>
      <text:p text:style-name="関数について">戻り値:なし</text:p>
      <text:p text:style-name="関数について">概要 <text:s/>:callPage後に、読み込んだ画面のレイアウトの調整を行う。</text:p>
      <text:p text:style-name="関数について">作成者:T.Masuda</text:p>
      <text:p text:style-name="Standard"/>
      <text:p text:style-name="Standard"><text:span text:style-name="T3">33</text:span>.</text:p>
      <text:p text:style-name="関数について">関数名:callPage(name)</text:p>
      <text:p text:style-name="関数について">引数　:String name:画面名。HTMLファイルの名前と合致する。</text:p>
      <text:p text:style-name="関数について">戻り値:なし</text:p>
      <text:p text:style-name="関数について">概要 <text:s/>:ページを呼び出し表示する</text:p>
      <text:p text:style-name="Standard"/>
      <text:p text:style-name="関数について"><text:soft-page-break/><text:span text:style-name="T3">34</text:span>.</text:p>
      <text:p text:style-name="関数について">関数名:onPageClose()</text:p>
      <text:p text:style-name="関数について">引数　:なし</text:p>
      <text:p text:style-name="関数について">戻り値:なし</text:p>
      <text:p text:style-name="関数について">概要 <text:s/>:クローズボックスが押されたときの処理</text:p>
      <text:p text:style-name="Standard"/>
      <text:p text:style-name="関数について"><text:span text:style-name="T3">35</text:span>.</text:p>
      <text:p text:style-name="関数について">関数名:addCallPageEvent()</text:p>
      <text:p text:style-name="関数について">引数　:なし</text:p>
      <text:p text:style-name="関数について">戻り値:なし</text:p>
      <text:p text:style-name="関数について">概要 <text:s/>:リンクのボタンがクリックされたときに画面遷移の関数をコールするイベントを登録する。</text:p>
      <text:p text:style-name="Standard"/>
      <text:p text:style-name="関数について">3<text:span text:style-name="T3">6</text:span>.</text:p>
      <text:p text:style-name="関数について">関数名:addCloseButtonEvent()</text:p>
      <text:p text:style-name="関数について">引数　:なし</text:p>
      <text:p text:style-name="関数について">戻り値:なし</text:p>
      <text:p text:style-name="関数について">概要 <text:s/>:クローズボタンをクリックしたら現在の画面を閉じるイベントを登録する。</text:p>
      <text:p text:style-name="Standard"/>
      <text:p text:style-name="関数について">3<text:span text:style-name="T3">7</text:span>.</text:p>
      <text:p text:style-name="関数について">関数名:saveList()</text:p>
      <text:p text:style-name="関数について">引数　:なし</text:p>
      <text:p text:style-name="関数について">戻り値:なし</text:p>
      <text:p text:style-name="関数について">概要 <text:s/>:ダイアログを表示して編集したリストを保存するか選択させる</text:p>
      <text:p text:style-name="Standard"/>
      <text:p text:style-name="P13">38.</text:p>
      <text:p text:style-name="関数について">関数名:isTouchDevice()</text:p>
      <text:p text:style-name="関数について">引数　:なし</text:p>
      <text:p text:style-name="関数について">戻り値:boolean:判定結果を返す。</text:p>
      <text:p text:style-name="関数について">概要 <text:s/>:ユーザの端末がタッチ端末かどうかを判定して返す。</text:p>
      <text:p text:style-name="関数について">作成者:T.Masuda</text:p>
      <text:p text:style-name="Standard"/>
      <text:p text:style-name="P8"><text:span text:style-name="T3">39.</text:span></text:p>
      <text:p text:style-name="関数について">関数名:setListEditButtons()</text:p>
      <text:p text:style-name="関数について">引数　:なし</text:p>
      <text:p text:style-name="関数について">戻り値:なし</text:p>
      <text:p text:style-name="関数について">概要 <text:s/>:リスト編集の汎用的なボタンをjQueryUIのボタンに置き換える。</text:p>
      <text:p text:style-name="関数について">作成者:T.Masuda</text:p>
      <text:p text:style-name="Standard"><text:tab/><text:tab/></text:p>
      <text:p text:style-name="P13">40.</text:p>
      <text:p text:style-name="P11">関数名:setListEditSpecialButtons()</text:p>
      <text:p text:style-name="関数について">引数　:なし</text:p>
      <text:p text:style-name="関数について">戻り値:なし</text:p>
      <text:p text:style-name="関数について">概要 <text:s/>:リスト編集の特殊なボタンをjQueryUIのボタンに置き換える。</text:p>
      <text:p text:style-name="関数について">作成者:T.Masuda</text:p>
      <text:p text:style-name="Standard"/>
      <text:p text:style-name="Standard"><text:span text:style-name="T3">41.</text:span></text:p>
      <text:p text:style-name="P11">関数名:setCommonButtons()</text:p>
      <text:p text:style-name="関数について">引数　:なし</text:p>
      <text:p text:style-name="関数について">戻り値:なし</text:p>
      <text:p text:style-name="関数について">概要 <text:s/>:使用頻度が高いボタンをまとめてjQueryUIのボタンに置き換える。</text:p>
      <text:p text:style-name="関数について">作成者:T.Masuda</text:p>
      <text:p text:style-name="P4"/>
      <text:p text:style-name="P4">42.</text:p>
      <text:p text:style-name="P11">関数名:setRegistCancelButtons()</text:p>
      <text:p text:style-name="関数について">引数　:なし</text:p>
      <text:p text:style-name="関数について">戻り値:なし</text:p>
      <text:p text:style-name="関数について">概要 <text:s/>:登録ボタン、キャンセルボタンをjQueryUIのボタンに置き換える。</text:p>
      <text:p text:style-name="関数について">作成者:T.Masuda</text:p>
      <text:p text:style-name="P22"/>
      <text:p text:style-name="P22"/>
      <text:p text:style-name="P34"><text:span text:style-name="T3">43.</text:span></text:p>
      <text:p text:style-name="P11">関数名:setToolTipAlterButtons(touchDevice)</text:p>
      <text:p text:style-name="関数について">引数　:Boolean isTouchDevice:タッチ端末かどうかの判定。</text:p>
      <text:p text:style-name="関数について">戻り値:なし</text:p>
      <text:p text:style-name="P17">概要 <text:s/>:タッチ端末かどうかでツールチップを配置するかどうかを変えるボタン群を、jQueryUIのボタンに置き換える。</text:p>
      <text:p text:style-name="関数について">作成者:T.Masuda</text:p>
      <text:p text:style-name="Standard"><text:tab/><text:tab/></text:p>
      <text:p text:style-name="P13">44.</text:p>
      <text:p text:style-name="P11">関数名:setButtonsEachGroup(isTopPage)</text:p>
      <text:p text:style-name="関数について">引数　:Boolean isTouchDevice:タッチ端末かどうかの判定。</text:p>
      <text:p text:style-name="関数について">戻り値:なし</text:p>
      <text:p text:style-name="関数について">概要 <text:s/>:ボタンのグループごとにjQueryUIのボタンを置き換える。</text:p>
      <text:p text:style-name="関数について">作成者:T.Masuda</text:p>
      <text:p text:style-name="Standard"/>
      <text:p text:style-name="関数について"><text:span text:style-name="T3">45</text:span>.</text:p>
      <text:p text:style-name="関数について">関数名:setButtons(isTopPage)</text:p>
      <text:p text:style-name="関数について">引数　:Boolean isTopPage:トップページでの読み込みかどうかの判定。</text:p>
      <text:p text:style-name="関数について">戻り値:なし</text:p>
      <text:p text:style-name="関数について">概要 <text:s/>:ボタンをJQuery UIのものに置き換える</text:p>
      <text:p text:style-name="Standard"><text:s/></text:p>
      <text:p text:style-name="関数について"><text:span text:style-name="T3">46</text:span>.</text:p>
      <text:p text:style-name="関数について">関数名:showLinkList()</text:p>
      <text:p text:style-name="関数について">引数　:なし</text:p>
      <text:p text:style-name="関数について">戻り値:なし</text:p>
      <text:p text:style-name="関数について">概要 <text:s/>:リンクリストのダイアログを設定ボタン付近に表示する。</text:p>
      <text:p text:style-name="Standard"><text:s/><text:tab/></text:p>
      <text:p text:style-name="関数について"><text:span text:style-name="T3">47</text:span>. </text:p>
      <text:p text:style-name="関数について">関数名:createLinkListDialog()</text:p>
      <text:p text:style-name="関数について">引数 <text:s/>:なし</text:p>
      <text:p text:style-name="関数について">戻り値:なし</text:p>
      <text:p text:style-name="関数について">概要 <text:s/>:リンクリストのダイアログを作る。</text:p>
      <text:p text:style-name="Standard"/>
      <text:p text:style-name="Standard"><text:soft-page-break/><text:span text:style-name="T3">48.</text:span> <text:s/></text:p>
      <text:p text:style-name="関数について">関数名:addResizeEvents()</text:p>
      <text:p text:style-name="関数について">引数 <text:s/>:なし</text:p>
      <text:p text:style-name="関数について">戻り値:なし</text:p>
      <text:p text:style-name="関数について">概要 <text:s/>:画面アイテムのリサイズのイベントを一斉に登録する。</text:p>
      <text:p text:style-name="関数について">作成者:T.Masuda</text:p>
      <text:p text:style-name="Standard"/>
      <text:p text:style-name="Standard"><text:span text:style-name="T3">49.</text:span> </text:p>
      <text:p text:style-name="関数について">関数名:addButtonEvents()</text:p>
      <text:p text:style-name="関数について">引数 <text:s/>:なし</text:p>
      <text:p text:style-name="関数について">戻り値:なし</text:p>
      <text:p text:style-name="関数について">概要 <text:s/>:ボタンのイベントを一斉に登録する。</text:p>
      <text:p text:style-name="関数について">作成者:T.Masuda</text:p>
      <text:p text:style-name="Standard"/>
      <text:p text:style-name="Standard"><text:span text:style-name="T3">50.</text:span> </text:p>
      <text:p text:style-name="関数について">関数名:addGridEditEvents()</text:p>
      <text:p text:style-name="関数について">引数 <text:s/>:なし</text:p>
      <text:p text:style-name="関数について">戻り値:なし</text:p>
      <text:p text:style-name="関数について">概要 <text:s/>:リスト関連のイベントを一斉に登録する。</text:p>
      <text:p text:style-name="関数について">作成者:T.Masuda</text:p>
      <text:p text:style-name="Standard"/>
      <text:p text:style-name="関数について"><text:span text:style-name="T3">51</text:span>.</text:p>
      <text:p text:style-name="関数について">関数名:createChooseListDialog()</text:p>
      <text:p text:style-name="関数について">引数 <text:s/>:なし</text:p>
      <text:p text:style-name="関数について">戻り値:なし</text:p>
      <text:p text:style-name="関数について">概要 <text:s/>:リスト保存前に画面を閉じようとしたら表示される、保存ダイアログを作る。</text:p>
      <text:p text:style-name="Standard"/>
      <text:p text:style-name="Standard"><text:span text:style-name="T3">52</text:span>.</text:p>
      <text:p text:style-name="関数について">関数名: callList(contentName)</text:p>
      <text:p text:style-name="関数について">引数 <text:s/>: String contentName:コンテンツ名。各画面名(例) fig2-1)。IDの指定に利用する。</text:p>
      <text:p text:style-name="関数について">戻り値: なし</text:p>
      <text:p text:style-name="関数について">概要 <text:s/>: リストを作る</text:p>
      <text:p text:style-name="Standard"/>
      <text:p text:style-name="Standard"/>
      <text:p text:style-name="P8"><text:span text:style-name="T3">53</text:span>.</text:p>
      <text:p text:style-name="関数について">関数名: gridResize()</text:p>
      <text:p text:style-name="関数について">引数 <text:s/>: なし</text:p>
      <text:p text:style-name="関数について">戻り値: なし</text:p>
      <text:p text:style-name="関数について">概要 <text:s/>: リストの幅を調整する </text:p>
      <text:p text:style-name="Standard"/>
      <text:p text:style-name="関数について"><text:span text:style-name="T3">54</text:span>.</text:p>
      <text:p text:style-name="関数について">関数名:addGridResizeEvent()</text:p>
      <text:p text:style-name="関数について">引数　:なし</text:p>
      <text:p text:style-name="関数について">戻り値:なし</text:p>
      <text:p text:style-name="関数について">概要 <text:s/>:グリッドのリサイズイベントを登録する。</text:p>
      <text:p text:style-name="Standard"><text:s/><text:tab/></text:p>
      <text:p text:style-name="関数について"><text:span text:style-name="T3">55</text:span>. </text:p>
      <text:p text:style-name="関数について">関数名:getChartDataFromMap(contentName, unit)</text:p>
      <text:p text:style-name="関数について">引数 <text:s/>:String contentName:コンテンツ名(画面名)。</text:p>
      <text:p text:style-name="項目2行目"><text:s/>:String unit:グラフのセット名。</text:p>
      <text:p text:style-name="関数について">戻り値:map:グラフのデータ。</text:p>
      <text:p text:style-name="関数について">概要 <text:s/>:グラフのデータを取得する。</text:p>
      <text:p text:style-name="P2"><text:s/></text:p>
      <text:p text:style-name="関数について">56.</text:p>
      <text:p text:style-name="関数について">関数名:writeTable(contentName, data, existTable)</text:p>
      <text:p text:style-name="関数について">引数　:String contentName:コンテンツ(画面)名。</text:p>
      <text:p text:style-name="項目2行目">:map data:表のデータ。グラフと共通する。</text:p>
      <text:p text:style-name="項目2行目"><text:s/>:boolean existTable:テーブルを書くかどうかの判定。</text:p>
      <text:p text:style-name="関数について">戻り値:なし</text:p>
      <text:p text:style-name="関数について">概要 <text:s/>:Google Chart Toolsの表を書く。</text:p>
      <text:p text:style-name="関数について">作成者:T.Masuda</text:p>
      <text:p text:style-name="Standard"><text:s/></text:p>
      <text:p text:style-name="P2"/>
      <text:p text:style-name="P30"><text:span text:style-name="T3">57</text:span>.</text:p>
      <text:p text:style-name="関数について">関数名:drawChart(contentName, graphType)</text:p>
      <text:p text:style-name="関数について">引数 <text:s/>:String contentName:画面名。</text:p>
      <text:p text:style-name="項目2行目">:String graphType:グラフの種類。</text:p>
      <text:p text:style-name="項目2行目">:boolean existTable:テーブルとセットのグラフを描くかどうかのフラグ。</text:p>
      <text:p text:style-name="項目2行目">:String unit:グラフデータの連想配列のキー。</text:p>
      <text:p text:style-name="関数について">戻り値:なし</text:p>
      <text:p text:style-name="関数について">概要 <text:s/>:Google Chart Toolsでグラフを描く</text:p>
      <text:p text:style-name="Standard"/>
      <text:p text:style-name="Standard"><text:span text:style-name="T3">58</text:span>.</text:p>
      <text:p text:style-name="関数について">関数名:drawChartInFig(figName)</text:p>
      <text:p text:style-name="関数について">引数 <text:s/>:<text:span text:style-name="T6">String</text:span> figName:画面名。</text:p>
      <text:p text:style-name="関数について">戻り値:なし</text:p>
      <text:p text:style-name="関数について">概要 <text:s/>:Figにグラフを描く</text:p>
      <text:p text:style-name="P2"/>
      <text:p text:style-name="Standard"><text:span text:style-name="T3">59</text:span>.</text:p>
      <text:p text:style-name="関数について">関数名:doDrawChart()</text:p>
      <text:p text:style-name="関数について">引数 <text:s/>:なし</text:p>
      <text:p text:style-name="関数について">戻り値:なし</text:p>
      <text:p text:style-name="関数について">概要 <text:s/>:グラフを描く</text:p>
      <text:p text:style-name="P2"/>
      <text:p text:style-name="Standard"><text:span text:style-name="T3">60</text:span>.</text:p>
      <text:p text:style-name="関数について">関数名:addChartResizeEvent()</text:p>
      <text:p text:style-name="関数について">引数 <text:s/>:なし</text:p>
      <text:p text:style-name="関数について">戻り値:なし</text:p>
      <text:p text:style-name="関数について">概要 <text:s/>:ウィンドウのサイズが変わったときに、ウィンドウのサイズに合わせてグラフを再描画するイベントを登録する。</text:p>
      <text:p text:style-name="Standard"><text:s text:c="2"/></text:p>
      <text:p text:style-name="関数について"><text:span text:style-name="T3">61</text:span>. </text:p>
      <text:p text:style-name="関数について">関数名:addAfterShowTabEvent()</text:p>
      <text:p text:style-name="関数について">引数 <text:s/>:なし</text:p>
      <text:p text:style-name="関数について">戻り値:なし</text:p>
      <text:p text:style-name="関数について">概要 <text:s/>:easytabsのタブのインデックスが押された後のイベント。</text:p>
      <text:p text:style-name="Standard"/>
      <text:p text:style-name="Standard"/>
      <text:p text:style-name="P9"><text:span text:style-name="T2">62</text:span><text:span text:style-name="T1">. </text:span></text:p>
      <text:p text:style-name="関数について">関数名:calcWithoutTextBox(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関数について">戻り値:int:算出したパーセンテージを返す。</text:p>
      <text:p text:style-name="関数について">概要 <text:s/>:テキストボックス以外の要素の幅をパーセンテージで返す。</text:p>
      <text:p text:style-name="Standard"/>
      <text:p text:style-name="関数について"><text:span text:style-name="T3">63</text:span>. </text:p>
      <text:p text:style-name="関数について">関数名:calcWithoutTextBoxOnFixed(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項目2行目">戻り値:int:算出したパーセンテージを返す。</text:p>
      <text:p text:style-name="関数について">概要 <text:s/>:テキストボックス以外の要素の幅をパーセンテージで返す。実際の幅の数値を算出する。</text:p>
      <text:p text:style-name="Standard"/>
      <text:p text:style-name="関数について"><text:span text:style-name="T3">64</text:span>.</text:p>
      <text:p text:style-name="関数について">関数名:textBoxResize()</text:p>
      <text:p text:style-name="関数について">引数 <text:s/>:String selector:テキストボックスのセレクタ。</text:p>
      <text:p text:style-name="関数について">:String index<text:tab/>:テキストボックスのサイズの計算に使う数値の配列を格納した連想配列のキー。</text:p>
      <text:p text:style-name="関数について">戻り値:なし</text:p>
      <text:p text:style-name="関数について">概要 <text:s/>:指定したテキストボックスの幅を動的に変える。</text:p>
      <text:p text:style-name="関数について"/>
      <text:p text:style-name="Standard"/>
      <text:p text:style-name="P35"><text:span text:style-name="T3">65</text:span>.</text:p>
      <text:p text:style-name="関数について">関数名:textBoxResizeOnFixed()</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関数について">戻り値:なし</text:p>
      <text:p text:style-name="関数について">概要 <text:s/>:固定幅での計算からテキストボックスのサイズを決める</text:p>
      <text:p text:style-name="Standard"/>
      <text:p text:style-name="Standard"/>
      <text:p text:style-name="P8"><text:span text:style-name="T3">66</text:span>.</text:p>
      <text:p text:style-name="関数について">関数名:removeTextBoxResize()</text:p>
      <text:p text:style-name="関数について">引数 <text:s/>:なし</text:p>
      <text:p text:style-name="関数について">戻り値:なし</text:p>
      <text:p text:style-name="関数について">概要 <text:s/>:指定した要素に後から指定した幅をリセットする。</text:p>
      <text:p text:style-name="P2"/>
      <text:p text:style-name="P2"><text:span text:style-name="T3">67</text:span>.</text:p>
      <text:p text:style-name="関数について">関数名:executeTextBoxResize()</text:p>
      <text:p text:style-name="関数について">引数 <text:s/>:なし</text:p>
      <text:p text:style-name="関数について">戻り値:なし</text:p>
      <text:p text:style-name="関数について">概要 <text:s/>:テキストボックスのリサイズの関数を一斉にコールする。</text:p>
      <text:p text:style-name="Standard"><text:s/></text:p>
      <text:p text:style-name="関数について"><text:span text:style-name="T3">68</text:span>.</text:p>
      <text:p text:style-name="関数について">関数名:addExecuteTextBoxResizeEvent()</text:p>
      <text:p text:style-name="関数について">引数 <text:s/>:なし</text:p>
      <text:p text:style-name="関数について">戻り値:なし</text:p>
      <text:p text:style-name="関数について">概要 <text:s/>:画面の幅が変わった後にテキストボックスのリサイズを行う関数をコールするイベントを登録する。</text:p>
      <text:p text:style-name="P26"/>
      <text:p text:style-name="P36">69.</text:p>
      <text:p text:style-name="P36">関数名:changeGridHeight(newGridHeight)</text:p>
      <text:p text:style-name="P36">引数 <text:s/>:int newGridHeight:指定する高さの数値。</text:p>
      <text:p text:style-name="P36">戻り値:なし</text:p>
      <text:p text:style-name="P36">概要 <text:s/>:リストの高さを変える</text:p>
      <text:p text:style-name="P24"/>
      <text:p text:style-name="P26"/>
      <text:p text:style-name="関数について"><text:span text:style-name="T3">70</text:span>.</text:p>
      <text:p text:style-name="関数について">関数名:streachList(newListHeight)</text:p>
      <text:p text:style-name="関数について">引数 <text:s/>:int newGridHeight:指定する高さの数値。</text:p>
      <text:p text:style-name="関数について">戻り値:なし</text:p>
      <text:p text:style-name="関数について">概要 <text:s/>:リストの高さを変える。ドキュメントから.listクラスを見る。</text:p>
      <text:p text:style-name="P8"><text:span text:style-name="T3">71</text:span>.</text:p>
      <text:p text:style-name="関数について">関数名:endLoad()</text:p>
      <text:p text:style-name="関数について">引数 <text:s/>:int newGridHeight:指定する高さの数値。</text:p>
      <text:p text:style-name="関数について">戻り値:なし</text:p>
      <text:p text:style-name="関数について">概要 <text:s/>:ロード画面終了時に呼び出される関数。少し間を置いてからコンテンツを表示する。</text:p>
      <text:p text:style-name="P2"/>
      <text:p text:style-name="Standard"><text:span text:style-name="T3">72</text:span>.</text:p>
      <text:p text:style-name="関数について">関数名:sleep(time, callback)</text:p>
      <text:p text:style-name="関数について">引数 <text:s/>:String time:実行を待つミリ秒数。</text:p>
      <text:p text:style-name="項目2行目">:String callback:コールバック関数。</text:p>
      <text:p text:style-name="関数について">概要 <text:s/>:timeミリ秒待ってコールバック関数を実行する。</text:p>
      <text:p text:style-name="P2"/>
      <text:p text:style-name="関数について"><text:span text:style-name="T3">73</text:span>.</text:p>
      <text:p text:style-name="関数について">関数名:openEditDialog(page)</text:p>
      <text:p text:style-name="関数について">引数 <text:s/>:<text:span text:style-name="T6">String</text:span> page:ページ名。</text:p>
      <text:p text:style-name="関数について">戻り値:なし</text:p>
      <text:p text:style-name="関数について">概要 <text:s/>:リストの追加・編集のダイアログ(ページ)を開く時の処理。。</text:p>
      <text:p text:style-name="Standard"/>
      <text:p text:style-name="関数について"><text:span text:style-name="T3">74</text:span>.</text:p>
      <text:p text:style-name="関数について">関数名:appendRowData(getRowFrom, targetGrid, addElem, elemStrings, targetGrid)</text:p>
      <text:p text:style-name="関数について">引数　:jQuery checkedRow:チェックが入った行のデータ。</text:p>
      <text:p text:style-name="関数について">引数　:jQuery grid:レコードを取得する元のテーブル。</text:p>
      <text:p text:style-name="項目2行目">:Array addElem:レコードの追記項目。</text:p>
      <text:p text:style-name="項目2行目">:Array elemStrings:追記する文字列の配列。</text:p>
      <text:p text:style-name="項目2行目">:String targetGrid:レコードを挿入する先のテーブル。</text:p>
      <text:p text:style-name="関数について">戻り値:なし。</text:p>
      <text:p text:style-name="関数について">概要 <text:s/>:チェックが入ったレコードを指定してjqGridの表に挿入する処理を行う。</text:p>
      <text:p text:style-name="Standard"/>
      <text:p text:style-name="P9"><text:span text:style-name="T3">75</text:span>.</text:p>
      <text:p text:style-name="関数について">関数名:addSelectedRows(getRowFrom, targetGrid, addElem, elemStrings)</text:p>
      <text:p text:style-name="関数について">引数　:String getRowFrom:レコードを取得する元のテーブルのセレクタ。</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関数について">戻り値:boolean:処理の成否を返す。</text:p>
      <text:p text:style-name="関数について">概要 <text:s/>:チェックが入ったレコードを指定してjqGridの表に挿入する</text:p>
      <text:p text:style-name="Standard"/>
      <text:p text:style-name="P11"><text:span text:style-name="T3">76</text:span>.</text:p>
      <text:p text:style-name="関数について">関数名:overwriteSameProductCodeRecord()</text:p>
      <text:p text:style-name="関数について">引数　:なし</text:p>
      <text:p text:style-name="関数について">戻り値:なし</text:p>
      <text:p text:style-name="関数について">概要 <text:s/>:製品コードが被るレコードを新しいレコードで上書きする。</text:p>
      <text:p text:style-name="Standard"/>
      <text:p text:style-name="関数について"><text:span text:style-name="T3">77</text:span>.</text:p>
      <text:p text:style-name="関数について">関数名:createCheckProductCodeDialog()</text:p>
      <text:p text:style-name="関数について">引数　:なし</text:p>
      <text:p text:style-name="関数について">戻り値:なし</text:p>
      <text:p text:style-name="関数について">概要 <text:s/>:商品情報登録・編集時に商品コードに被りがあれば上書きするかどうかを確認するダイアログを作る。</text:p>
      <text:p text:style-name="Standard"/>
      <text:p text:style-name="Standard"><text:span text:style-name="T3">78</text:span>.</text:p>
      <text:p text:style-name="関数について">関数名:getEditDialogValues(selector)</text:p>
      <text:p text:style-name="関数について">引数　:String selector:対象となるダイアログのセレクタ。</text:p>
      <text:p text:style-name="関数について">戻り値:map:ダイアログのフォームのデータ。</text:p>
      <text:p text:style-name="関数について">概要 <text:s/>:編集ダイアログのフォームをまとめたデータを作り返す。</text:p>
      <text:p text:style-name="Standard"/>
      <text:p text:style-name="関数について"><text:span text:style-name="T3">79</text:span>.</text:p>
      <text:p text:style-name="関数について">関数名:createProductEditDialog()</text:p>
      <text:p text:style-name="関数について">引数　:なし</text:p>
      <text:p text:style-name="関数について">戻り値:なし</text:p>
      <text:p text:style-name="関数について">概要 <text:s/>:製品登録ページの商品情報登録・編集のダイアログを作る。</text:p>
      <text:p text:style-name="Standard"/>
      <text:p text:style-name="P8"><text:span text:style-name="T3">80</text:span>. </text:p>
      <text:p text:style-name="関数について">関数名:addShowAddDialogEvent()</text:p>
      <text:p text:style-name="関数について">引数 <text:s/>　　:なし</text:p>
      <text:p text:style-name="関数について">戻り値　　:なし</text:p>
      <text:p text:style-name="関数について">概要 <text:s/>　　:リストのレコードの新規追加のダイアログを出すイベントを設定する。</text:p>
      <text:p text:style-name="関数について">作成者　　:T.Masuda</text:p>
      <text:p text:style-name="Standard"><text:s text:c="2"/></text:p>
      <text:p text:style-name="関数について"><text:span text:style-name="T3">81</text:span>.</text:p>
      <text:p text:style-name="関数について">関数名:addShowEditDialogEvent()</text:p>
      <text:p text:style-name="関数について">引数 <text:s/>　　:なし</text:p>
      <text:p text:style-name="関数について">戻り値　　:なし</text:p>
      <text:p text:style-name="関数について">概要 <text:s/>　　:リストのレコードの編集のダイアログを出すイベントを設定する。</text:p>
      <text:p text:style-name="関数について">作成者　　:T.Masuda</text:p>
      <text:p text:style-name="Standard"><text:s text:c="2"/></text:p>
      <text:p text:style-name="関数について"><text:span text:style-name="T3">82</text:span>. </text:p>
      <text:p text:style-name="関数について">関数名:addDeleteRecordEvent()</text:p>
      <text:p text:style-name="関数について">引数 <text:s/>　　:なし</text:p>
      <text:p text:style-name="関数について">戻り値　　:なし</text:p>
      <text:p text:style-name="関数について">概要 <text:s/>　　:リストのレコードを削除するボタンのイベントを設定する。</text:p>
      <text:p text:style-name="関数について">作成者　　:T.Masuda</text:p>
      <text:p text:style-name="Standard"/>
      <text:p text:style-name="関数について"><text:span text:style-name="T3">83</text:span>.</text:p>
      <text:p text:style-name="関数について">関数名:getCurrentDate()</text:p>
      <text:p text:style-name="関数について">引数　:なし</text:p>
      <text:p text:style-name="関数について">戻り値:String:現在の日付の文字列。</text:p>
      <text:p text:style-name="関数について">概要 <text:s/>:現在の日付の文字列を作成して返す。</text:p>
      <text:p text:style-name="Standard"/>
      <text:p text:style-name="Standard"/>
      <text:p text:style-name="P9"><text:span text:style-name="T3">84</text:span>.</text:p>
      <text:p text:style-name="関数について">関数名:setRecordDate(checkedRecords, date, target)</text:p>
      <text:p text:style-name="関数について">引数　:jQuery checkedRecords:チェックが入っているレコード。</text:p>
      <text:p text:style-name="関数について">:String date:セットする日付の文字列。</text:p>
      <text:p text:style-name="関数について">:String target:処理対象の画面のセレクタ。</text:p>
      <text:p text:style-name="関数について">戻り値:boolean:処理中断時にはfalseを返す。</text:p>
      <text:p text:style-name="関数について">概要 <text:s/>:本日ボタンのイベントを登録する。</text:p>
      <text:p text:style-name="P26"/>
      <text:p text:style-name="P26"><text:span text:style-name="T3">85</text:span>.</text:p>
      <text:p text:style-name="関数について">関数名:setTodayButton(target)</text:p>
      <text:p text:style-name="関数について">引数　:String target:処理対象のセレクタ。</text:p>
      <text:p text:style-name="関数について">戻り値:boolean:処理中断時にはfalseを返す。</text:p>
      <text:p text:style-name="関数について">概要 <text:s/>:本日ボタンのイベントを登録する。</text:p>
      <text:p text:style-name="Standard"/>
      <text:p text:style-name="関数について"><text:span text:style-name="T3">86</text:span>.</text:p>
      <text:p text:style-name="関数について">関数名:createTemporatyElem(target, checkedRecord)</text:p>
      <text:p text:style-name="関数について">引数　:String target:処理対象の画面のセレクタ。</text:p>
      <text:p text:style-name="項目2行目">:jQuery checkedRecord:チェックが入ったレコード。</text:p>
      <text:p text:style-name="関数について">戻り値:なし。</text:p>
      <text:p text:style-name="関数について">概要 <text:s/>:値を一時保存する要素を作る。</text:p>
      <text:p text:style-name="Standard"/>
      <text:p text:style-name="関数について"><text:span text:style-name="T3">87</text:span>.<text:tab/></text:p>
      <text:p text:style-name="P14">関数名:<text:span text:style-name="T7">setTemporaryElemChangeEvent</text:span>(<text:span text:style-name="T7">target ,checkedRecord, temporaryElem</text:span>)</text:p>
      <text:p text:style-name="P15">引数　:String target:処理対象のセレクタ。</text:p>
      <text:p text:style-name="項目2行目">:jQuery checkedRecord:チェックが入ったレコード。</text:p>
      <text:p text:style-name="項目2行目">:jQuery temporaryElem:イベントの登録対象となる、値を一時保存するための要素。</text:p>
      <text:p text:style-name="P15">戻り値:なし</text:p>
      <text:p text:style-name="P15">概要 <text:s/>:値を一時保存する要素の値が変わったときのイベントを登録する。</text:p>
      <text:p text:style-name="Standard"/>
      <text:p text:style-name="Standard"/>
      <text:p text:style-name="P8"><text:span text:style-name="T3">88</text:span>.</text:p>
      <text:p text:style-name="関数について">関数名:setCalendarButton(target)</text:p>
      <text:p text:style-name="関数について">引数　:String target:処理対象のセレクタ。</text:p>
      <text:p text:style-name="関数について">戻り値:boolean:処理中断時にはfalseを返す。</text:p>
      <text:p text:style-name="関数について">概要 <text:s/>:カレンダーボタンのイベントを登録する。</text:p>
      <text:p text:style-name="Standard"><text:s/></text:p>
      <text:p text:style-name="関数について"><text:span text:style-name="T3">89</text:span>.</text:p>
      <text:p text:style-name="関数について">関数名:addAddConfirmButtonEvent()</text:p>
      <text:p text:style-name="関数について">引数 <text:s/>:なし</text:p>
      <text:p text:style-name="関数について">戻り値:なし</text:p>
      <text:p text:style-name="関数について">概要 <text:s/>:レコードの追加内容を確定して現在の画面を終わらせるボタンの処理。レコード追加の処理。</text:p>
      <text:p text:style-name="関数について"/>
      <text:p text:style-name="P26"/>
      <text:p text:style-name="P26"><text:span text:style-name="T3">90</text:span>.</text:p>
      <text:p text:style-name="関数について">関数名:addEditConfirmButtonEvent()</text:p>
      <text:p text:style-name="関数について">引数 <text:s/>:なし</text:p>
      <text:p text:style-name="関数について">戻り値:なし</text:p>
      <text:p text:style-name="関数について">概要 <text:s/>:レコードの編集内容を確定して現在の画面を終わらせるボタンの処理。レコード編集の処理。</text:p>
      <text:p text:style-name="Standard"/>
      <text:p text:style-name="関数について"><text:span text:style-name="T3">91</text:span>.</text:p>
      <text:p text:style-name="P16">関数名:<text:span text:style-name="T8">addRegistRecordButtonEvent</text:span>()</text:p>
      <text:p text:style-name="関数について">引数 <text:s/>:なし</text:p>
      <text:p text:style-name="関数について">戻り値:なし</text:p>
      <text:p text:style-name="関数について">概要 <text:s/>:レコード登録ボタンのイベントを登録する。</text:p>
      <text:p text:style-name="Standard"/>
      <text:p text:style-name="関数について"><text:span text:style-name="T3">92</text:span>. </text:p>
      <text:p text:style-name="関数について">関数名:addNodeDevideButtonEvent()</text:p>
      <text:p text:style-name="関数について">引数 <text:s/>:なし</text:p>
      <text:p text:style-name="関数について">戻り値:なし</text:p>
      <text:p text:style-name="関数について">概要 <text:s/>:ノード分割ボタンのイベントを登録する。</text:p>
      <text:p text:style-name="Standard"/>
      <text:p text:style-name="Standard"/>
      <text:p text:style-name="P9"><text:span text:style-name="T4">93</text:span>. </text:p>
      <text:p text:style-name="関数について">関数名:addComboBoxCloseEvent()</text:p>
      <text:p text:style-name="関数について">引数 <text:s/>:なし</text:p>
      <text:p text:style-name="関数について">戻り値:なし</text:p>
      <text:p text:style-name="関数について">概要 <text:s/>:コンボボックス以外をクリックしてコンボボックスのプルダウンメニューを閉じるためのイベントを登録する。</text:p>
      <text:p text:style-name="Standard"/>
      <text:p text:style-name="関数について">94.</text:p>
      <text:p text:style-name="関数について">関数名:function closeChooseListSaveDialog(dialog)</text:p>
      <text:p text:style-name="関数について">引数 <text:s/>:なし</text:p>
      <text:p text:style-name="関数について">戻り値:なし</text:p>
      <text:p text:style-name="関数について">概要 <text:s/>:保存ダイアログを閉じる。</text:p>
      <text:p text:style-name="関数について"/>
      <text:p text:style-name="P28"/>
      <text:p text:style-name="P28"><text:span text:style-name="T10">95.</text:span></text:p>
      <text:p text:style-name="関数について">関数名:function addSendSelectedRowEvent(currentScreen, targetGrid, addElem, elemStrings)</text:p>
      <text:p text:style-name="関数について">引数　:String currentScreen:現在の画面のID。</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項目2行目">戻り値:なし。</text:p>
      <text:p text:style-name="関数について">概要 <text:s/>:チェックを入れたレコードを指定したリストに追加するイベントを登録する。</text:p>
      <text:p text:style-name="P6"/>
      <text:p text:style-name="P7"><text:span text:style-name="T10">96.</text:span><text:tab/></text:p>
      <text:p text:style-name="関数について">関数名:function changerGraphUnit(screen, chart, isDrawTable)</text:p>
      <text:p text:style-name="関数について">引数　:String screen:現在の画面名。</text:p>
      <text:p text:style-name="項目2行目">:String chart:グラフの種類の文字列。</text:p>
      <text:p text:style-name="項目2行目">:boolean isDrawTable:テーブルを描画するかどうか判定。</text:p>
      <text:p text:style-name="関数について">戻り値:なし。</text:p>
      <text:p text:style-name="関数について">概要 <text:s/>:データセット変更のプルダウンメニューが変更されたらグラフを再描画するイベントを登録する。。</text:p>
      <text:p text:style-name="P6"/>
      <text:p text:style-name="P27"/>
      <text:p text:style-name="P31">9<text:span text:style-name="T9">7</text:span>.</text:p>
      <text:p text:style-name="関数について">関数名:function createTab()</text:p>
      <text:p text:style-name="関数について">引数　:なし</text:p>
      <text:p text:style-name="関数について">戻り値:なし</text:p>
      <text:p text:style-name="関数について">概要 <text:s/>:タブを作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仕様書" style:family="paragraph" style:parent-style-name="Standard">
      <style:text-properties style:font-name="メイリオ" fo:font-family="メイリオ" style:font-style-name="標準" style:font-pitch="variable" style:font-size-asian="10.5pt"/>
    </style:style>
    <style:style style:name="関数について" style:family="paragraph" style:parent-style-name="仕様書">
      <style:paragraph-properties fo:padding="0.049cm" fo:border-left="none" fo:border-right="none" fo:border-top="none" fo:border-bottom="0.06pt solid #000000" style:shadow="none"/>
      <style:text-properties fo:font-size="10.5pt"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項目2行目" style:family="paragraph" style:parent-style-name="関数について">
      <style:paragraph-properties fo:margin-left="0cm" fo:margin-right="0cm" fo:text-indent="1cm" style:auto-text-indent="false"/>
      <style:text-properties fo:font-size="10.5pt" style:font-size-asian="10.5pt"/>
    </style:style>
    <style:style style:name="表紙" style:family="paragraph" style:parent-style-name="Standard"/>
    <style:style style:name="表紙見出し" style:family="paragraph" style:parent-style-name="表紙" style:master-page-name="">
      <style:paragraph-properties fo:line-height="100%" fo:text-align="end" style:justify-single-word="false" style:page-number="auto"/>
      <style:text-properties fo:font-size="14pt" style:font-size-asian="14.5pt"/>
    </style:style>
    <style:style style:name="表紙タイトル" style:family="paragraph" style:parent-style-name="表紙">
      <style:paragraph-properties fo:text-align="center" style:justify-single-word="false"/>
      <style:text-properties fo:font-size="24pt" style:font-size-asian="24pt"/>
    </style:style>
    <style:style style:name="Footer"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0:14:35.289744000</meta:creation-date>
    <dc:date>2015-05-25T20:40:16.741000000</dc:date>
    <meta:editing-duration>P1DT5H44M28S</meta:editing-duration>
    <meta:editing-cycles>49</meta:editing-cycles>
    <meta:generator>LibreOffice/4.3.5.2$Windows_x86 LibreOffice_project/3a87456aaa6a95c63eea1c1b3201acedf0751bd5</meta:generator>
    <meta:document-statistic meta:table-count="0" meta:image-count="0" meta:object-count="0" meta:page-count="24" meta:paragraph-count="576" meta:word-count="5890" meta:character-count="10937" meta:non-whitespace-character-count="10315"/>
  </office:meta>
</office:document-meta>
</file>